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358</text:p>
      <text:p text:style-name="Text_20_body">Date: 14-04-10</text:p>
      <text:p text:style-name="Text_20_body">Time: 10:30</text:p>
      <text:p text:style-name="Text_20_body">Facilitator: <text:span text:style-name="T1">Jonas Jacobsson &amp; Christian Bergström</text:span></text:p>
      <text:p text:style-name="Text_20_body">Participants: <text:span text:style-name="T1">Jonas Jacobsson &amp; Christian Bergström</text:span></text:p>
      <text:list xml:id="list1961467830" text:style-name="L1">
        <text:list-item>
          <text:p text:style-name="P1">Objectives (5 min)</text:p>
          <text:p text:style-name="P1">What has to be done next? Make sure the project is still being done in time.</text:p>
        </text:list-item>
        <text:list-item>
          <text:p text:style-name="P1">Reports (15 min)</text:p>
          <text:p text:style-name="P1">Nothing. Back from the weeks off.</text:p>
        </text:list-item>
        <text:list-item>
          <text:p text:style-name="P1">Discussion items (35 min)</text:p>
          <text:p text:style-name="P1">Who will do which part of the programming of the project.</text:p>
          <text:p text:style-name="P1">Should we keep the simple GUI design?</text:p>
          <text:p text:style-name="P1">Should we add something to our RAD and SDD, or are we satisfied with them?</text:p>
        </text:list-item>
        <text:list-item>
          <text:p text:style-name="P1">Outcomes and assignments (5 min)</text:p>
        </text:list-item>
      </text:list>
      <text:p text:style-name="Text_20_body"><text:tab/>We will keep our initial GUI design, because it is user friendly</text:p>
      <text:p text:style-name="Text_20_body"><text:tab/>We are satisfied with our RAD and SDD</text:p>
      <text:list xml:id="list1455984565" text:continue-numbering="true" text:style-name="L1">
        <text:list-item>
          <text:p text:style-name="P1">Wrap up</text:p>
          <text:list>
            <text:list-item>
              <text:p text:style-name="P1">Haven't decided who does what part of the project</text:p>
            </text:list-item>
            <text:list-item>
              <text:p text:style-name="P1">Next group meeting on Friday the 16<text:span text:style-name="T2">th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4-14T10:37:30</dc:date>
    <meta:editing-cycles>7</meta:editing-cycles>
    <meta:editing-duration>PT00H28M53S</meta:editing-duration>
    <dc:creator>Jonas Jacobson</dc:creator>
    <meta:document-statistic meta:table-count="0" meta:image-count="0" meta:object-count="0" meta:page-count="1" meta:paragraph-count="20" meta:word-count="135" meta:character-count="732"/>
    <meta:user-defined meta:name="Info 1"/>
    <meta:user-defined meta:name="Info 2"/>
    <meta:user-defined meta:name="Info 3"/>
    <meta:user-defined meta:name="Info 4"/>
  </office:meta>
</office:document-meta>
</file>